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FileSystem.createTarFile( final File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arFileSystem.ini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TarFileSystem.doCloseCommunicationLin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arFileSystem.addCapabilities( final Collection ca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FileSystem.resetTar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FileSystem.getTarFi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rFileSystem.TarFileSystem( final FileName rootName , final FileObject parentLayer , final FileSystemOptions fileSystem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rFileSystem.createTarFileObject( final FileName name , final Tar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FileSystem.recreateTarFi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arFileSystem.createFile( final File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FileSystem.getInputStream( TarEntry en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